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30c" officeooo:paragraph-rsid="000ca30c"/>
    </style:style>
    <style:style style:name="P2" style:family="paragraph" style:parent-style-name="Standard">
      <style:text-properties officeooo:rsid="000ca30c" officeooo:paragraph-rsid="000cf3fb"/>
    </style:style>
    <style:style style:name="P3" style:family="paragraph" style:parent-style-name="Standard">
      <style:text-properties officeooo:rsid="000cf3fb" officeooo:paragraph-rsid="000cf3fb"/>
    </style:style>
    <style:style style:name="P4" style:family="paragraph" style:parent-style-name="Standard">
      <style:text-properties officeooo:rsid="000e90dd" officeooo:paragraph-rsid="000e90dd"/>
    </style:style>
    <style:style style:name="P5" style:family="paragraph" style:parent-style-name="Standard">
      <style:text-properties officeooo:rsid="0010d99c" officeooo:paragraph-rsid="0010d99c"/>
    </style:style>
    <style:style style:name="P6" style:family="paragraph" style:parent-style-name="Standard">
      <style:text-properties fo:font-weight="bold" officeooo:rsid="000ca30c" officeooo:paragraph-rsid="000ca30c" style:font-weight-asian="bold" style:font-weight-complex="bold"/>
    </style:style>
    <style:style style:name="P7" style:family="paragraph" style:parent-style-name="Standard">
      <style:text-properties fo:font-weight="bold" officeooo:rsid="000cf3fb" officeooo:paragraph-rsid="000cf3fb" style:font-weight-asian="bold" style:font-weight-complex="bold"/>
    </style:style>
    <style:style style:name="P8" style:family="paragraph" style:parent-style-name="Standard">
      <style:text-properties fo:font-weight="bold" officeooo:rsid="0010d99c" officeooo:paragraph-rsid="0010d99c" style:font-weight-asian="bold" style:font-weight-complex="bold"/>
    </style:style>
    <style:style style:name="P9" style:family="paragraph" style:parent-style-name="Standard">
      <style:text-properties fo:font-weight="bold" officeooo:rsid="000e90dd" officeooo:paragraph-rsid="000e90dd" style:font-weight-asian="bold" style:font-weight-complex="bold"/>
    </style:style>
    <style:style style:name="P10" style:family="paragraph" style:parent-style-name="Standard">
      <style:text-properties fo:font-weight="bold" officeooo:rsid="00112384" officeooo:paragraph-rsid="00112384" style:font-weight-asian="bold" style:font-weight-complex="bold"/>
    </style:style>
    <style:style style:name="P11" style:family="paragraph" style:parent-style-name="Standard">
      <style:text-properties fo:font-weight="bold" officeooo:rsid="00129bcc" officeooo:paragraph-rsid="00129bcc" style:font-weight-asian="bold" style:font-weight-complex="bold"/>
    </style:style>
    <style:style style:name="P12" style:family="paragraph" style:parent-style-name="Standard">
      <style:text-properties officeooo:rsid="00112384" officeooo:paragraph-rsid="00112384"/>
    </style:style>
    <style:style style:name="P13" style:family="paragraph" style:parent-style-name="Standard">
      <style:text-properties officeooo:rsid="0011d066" officeooo:paragraph-rsid="0011d066"/>
    </style:style>
    <style:style style:name="P14" style:family="paragraph" style:parent-style-name="Standard">
      <style:text-properties officeooo:rsid="00129bcc" officeooo:paragraph-rsid="00129bcc"/>
    </style:style>
    <style:style style:name="P15" style:family="paragraph" style:parent-style-name="Standard">
      <style:text-properties fo:font-weight="normal" officeooo:rsid="00129bcc" officeooo:paragraph-rsid="00129bcc" style:font-weight-asian="normal" style:font-weight-complex="normal"/>
    </style:style>
    <style:style style:name="P16" style:family="paragraph" style:parent-style-name="Standard">
      <style:text-properties fo:font-weight="normal" officeooo:rsid="00132cac" officeooo:paragraph-rsid="00132cac" style:font-weight-asian="normal" style:font-weight-complex="normal"/>
    </style:style>
    <style:style style:name="P17" style:family="paragraph" style:parent-style-name="Standard">
      <style:text-properties officeooo:rsid="000cf3fb" officeooo:paragraph-rsid="000cf3fb"/>
    </style:style>
    <style:style style:name="P18" style:family="paragraph" style:parent-style-name="Standard">
      <style:text-properties officeooo:rsid="00112384" officeooo:paragraph-rsid="000e90dd"/>
    </style:style>
    <style:style style:name="P19" style:family="paragraph" style:parent-style-name="Standard">
      <style:text-properties officeooo:rsid="000ca30c" officeooo:paragraph-rsid="000ca30c"/>
    </style:style>
    <style:style style:name="T1" style:family="text">
      <style:text-properties officeooo:rsid="000cf3fb"/>
    </style:style>
    <style:style style:name="T2" style:family="text">
      <style:text-properties officeooo:rsid="000e90dd"/>
    </style:style>
    <style:style style:name="T3" style:family="text">
      <style:text-properties officeooo:rsid="0010d99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2384"/>
    </style:style>
    <style:style style:name="T6" style:family="text">
      <style:text-properties style:text-position="super 58%"/>
    </style:style>
    <style:style style:name="T7" style:family="text">
      <style:text-properties officeooo:rsid="00132c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>Deptt.: Celluler <text:s text:c="2"/></text:p>
      <text:p text:style-name="P7">Interviewer : ShreeKant V</text:p>
      <text:p text:style-name="P8">Candidate : G. Ram(B-83)</text:p>
      <text:p text:style-name="P1"/>
      <text:p text:style-name="P5"><text:span text:style-name="T4">NOTE :</text:span> <text:s/>Take care all validation condition. Its important. Ex: malloc, fgets, open ...etc validate.</text:p>
      <text:p text:style-name="P6">C Question:</text:p>
      <text:p text:style-name="P1"/>
      <text:p text:style-name="P1">5.How access value of ver using char pointer buf</text:p>
      <text:p text:style-name="P1"><text:tab/>we have : ver = 4 bit</text:p>
      <text:p text:style-name="P1"><text:tab/><text:tab/> <text:s text:c="4"/>seq_no = 12 bit</text:p>
      <text:p text:style-name="P1"><text:tab/><text:tab/> <text:s text:c="4"/>time = 16 bit</text:p>
      <text:p text:style-name="P1">and char *buf.</text:p>
      <text:p text:style-name="P1"/>
      <text:p text:style-name="P1">6. We can apply pointer on bit field.</text:p>
      <text:p text:style-name="P2">7. <text:span text:style-name="T1">What is output or error what type of error</text:span></text:p>
      <text:p text:style-name="P3">char *p = 0;<text:tab/><text:tab/><text:tab/>or int *p = 0;</text:p>
      <text:p text:style-name="P2"><text:tab/><text:span text:style-name="T1">p++;<text:tab/><text:tab/><text:tab/><text:tab/><text:tab/>p++;</text:span></text:p>
      <text:p text:style-name="P2"><text:tab/><text:span text:style-name="T1">printf(“%p\n”,p);<text:tab/><text:tab/><text:tab/>printf(“%p\n”,p);</text:span></text:p>
      <text:p text:style-name="P2"/>
      <text:p text:style-name="P2"><text:span text:style-name="T1">8</text:span> .<text:span text:style-name="T1">What is output</text:span> <text:span text:style-name="T1">or if error what type of error.</text:span></text:p>
      <text:p text:style-name="P3">i. static int *p = “global”;</text:p>
      <text:p text:style-name="P2"><text:tab/><text:span text:style-name="T1">strcat(p, “edge”);</text:span></text:p>
      <text:p text:style-name="P3">ii. static int *p = “global”;</text:p>
      <text:p text:style-name="P3"><text:tab/>strcpy(p, “edge”);</text:p>
      <text:p text:style-name="P3">iii. Static int p[] = “global”;</text:p>
      <text:p text:style-name="P3"><text:tab/>strcat(p, “edge”); or</text:p>
      <text:p text:style-name="P3"><text:tab/>strcpy(p, “edge”);</text:p>
      <text:p text:style-name="P3">iv. int p[] = “global”;</text:p>
      <text:p text:style-name="P3"><text:tab/>strcpy(p, “edge”); or</text:p>
      <text:p text:style-name="P3"><text:tab/>strcat(p, “edge”);</text:p>
      <text:p text:style-name="P3"/>
      <text:p text:style-name="P3">9. Reverse a sentance ex: input: global edge soft</text:p>
      <text:p text:style-name="P3"><text:tab/><text:tab/><text:tab/><text:tab/>output: soft edge <text:span text:style-name="T2">g</text:span>lobal</text:p>
      <text:p text:style-name="P3">note: Avoid use other buffer.</text:p>
      <text:p text:style-name="P4">10. How to inialize array of pointer and how to use this.(Also see pointer to array).</text:p>
      <text:p text:style-name="P4">11.WAP to check number bits are palindrome or not.</text:p>
      <text:p text:style-name="P4">12. WAP to replace every space with new string</text:p>
      <text:p text:style-name="P4">ex: global edge soft</text:p>
      <text:p text:style-name="P4">new_str: ram</text:p>
      <text:p text:style-name="P4">output: globalramedgeramsoft</text:p>
      <text:p text:style-name="P4"/>
      <text:p text:style-name="P4">13. WAP to sq<text:span text:style-name="T5">u</text:span>eeze the string</text:p>
      <text:p text:style-name="P4">ex: aaabssddd<text:span text:style-name="T5">aaa</text:span>feee<text:span text:style-name="T5">bb</text:span></text:p>
      <text:p text:style-name="P4">output: absd<text:span text:style-name="T5">a</text:span>fe<text:span text:style-name="T5">b</text:span></text:p>
      <text:p text:style-name="P4">14. <text:span text:style-name="T3">Diff. B/w 2-D array and array of pointer.</text:span></text:p>
      <text:p text:style-name="P5">15. Where use function pointer and how.</text:p>
      <text:p text:style-name="P4"/>
      <text:p text:style-name="P11">See Also:</text:p>
      <text:p text:style-name="P11"/>
      <text:p text:style-name="P15">Write a macro <text:s/>a given number set 5<text:span text:style-name="T6">th</text:span> bit, toggle 7<text:span text:style-name="T6">th</text:span> bit and clear 8<text:span text:style-name="T6">th</text:span> bit.</text:p>
      <text:p text:style-name="P15">WAP to Addition and substration using bitwise.</text:p>
      <text:p text:style-name="P15"><text:soft-page-break/>WAP to Addition two number using recursion.</text:p>
      <text:p text:style-name="P15">Memory layout <text:span text:style-name="T7">of c program</text:span>.</text:p>
      <text:p text:style-name="P16">Stack frame.</text:p>
      <text:p text:style-name="P15">Storage class specifier.</text:p>
      <text:p text:style-name="P15">Qualifiers(const and volatile)</text:p>
      <text:p text:style-name="P15">Application Building process. Give example in each and every steps.</text:p>
      <text:p text:style-name="P15">Count the set bit in a given number without using loop.</text:p>
      <text:p text:style-name="P15"/>
      <text:p text:style-name="P14"/>
      <text:p text:style-name="P14"/>
      <text:p text:style-name="P4"/>
      <text:p text:style-name="P18"/>
      <text:p text:style-name="P12"/>
      <text:p text:style-name="P12"/>
      <text:p text:style-name="P4"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6:57:02.784692597</meta:creation-date>
    <dc:date>2019-12-20T14:52:22.228466014</dc:date>
    <meta:editing-duration>PT39M16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285" meta:character-count="1635" meta:non-whitespace-character-count="1359"/>
  </office:meta>
</office:document-meta>
</file>